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8:32:30.61859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9T08:36:37.825398850</dc:date>
    <meta:editing-duration>PT3H24M50S</meta:editing-duration>
    <meta:editing-cycles>38</meta:editing-cycles>
    <meta:generator>LibreOffice/6.0.6.2$Linux_X86_64 LibreOffice_project/00m0$Build-2</meta:generator>
    <meta:document-statistic meta:table-count="1" meta:cell-count="561" meta:object-count="0"/>
  </office:meta>
</office:document-meta>
</file>